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FreeSans4" svg:font-family="FreeSans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cm" svg:height="12.338cm" svg:x="0.5cm" svg:y="0.5cm">
          <draw:text-box>
            <text:p>Présentation en 45min (20min de présentation de ce qui a été fait, les difficultés surmontées, asisté d'une démonstration ; 25min de question ; environ 6-7 de parole par personne).</text:p>
            <text:p/>
            <text:p>- Démo de l’application (1 personne = Toutane) : cf les tests.</text:p>
            <text:p><text:span text:style-name="T1">- Expliquer le modèle MVC appliqué à notre projet (1 personne back-end = </text:span>Jules, 1 personne front-end = Claire par exemple) : </text:p>
            <text:p><text:tab/>* model : la base de données communique avec les contrôleurs</text:p>
            <text:p><text:tab/>* vue : utilisation de html, css et javascript</text:p>
            <text:p><text:tab/>* controller : un contrôleur par page</text:p>
            <text:p><text:tab/>* <text:span text:style-name="T2">HTML (+ CSS)&lt;-&gt;JS&lt;-(réseau)-&gt;Java &lt;-&gt; BDD »</text:span></text:p>
            <text:p>- En parallèle, montrer des portions sélectionnées de code. </text:p>
            <text:p/>
            <text:p>- Problèmes rencontrés :</text:p>
            <text:p><text:tab/>* Sur la page 2, pour créer un emprunt, pb pour créer une correspondance entre l’objet générée dans le HTML/JS et les objets en BDD. </text:p>
            <text:p><text:tab/>* Dans JS, pb pour effacer le contenu des tableaux HTML quand liste d’objets reçue est vide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FreeSans4" svg:font-family="FreeSans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pitch-asian="variable" style:font-size-asian="28pt" style:font-weight-asian="bold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13:32:21.781170724</meta:creation-date>
    <dc:date>2021-07-02T14:01:55.218956931</dc:date>
    <meta:editing-duration>PT24M11S</meta:editing-duration>
    <meta:editing-cycles>24</meta:editing-cycles>
    <meta:generator>LibreOffice/7.0.4.2$Linux_X86_64 LibreOffice_project/00$Build-2</meta:generator>
    <meta:document-statistic meta:object-count="24"/>
  </office:meta>
</office:document-meta>
</file>